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P1" style:family="paragraph" style:parent-style-name="Standard">
      <style:text-properties officeooo:rsid="0012608b" officeooo:paragraph-rsid="0012608b"/>
    </style:style>
    <style:style style:name="P2" style:family="paragraph" style:parent-style-name="Standard">
      <style:text-properties officeooo:rsid="0012608b" officeooo:paragraph-rsid="0013e3a1"/>
    </style:style>
    <style:style style:name="P3" style:family="paragraph" style:parent-style-name="Standard">
      <style:text-properties fo:font-weight="bold" officeooo:rsid="0012608b" officeooo:paragraph-rsid="0012608b" style:font-weight-asian="bold" style:font-weight-complex="bold"/>
    </style:style>
    <style:style style:name="P4" style:family="paragraph" style:parent-style-name="Standard">
      <style:text-properties fo:color="#000000" loext:opacity="100%" style:font-name="inherit" fo:font-size="11pt" officeooo:paragraph-rsid="001c8d08" style:font-name-asian="Times New Roman" style:font-size-asian="11pt" style:language-asian="en" style:country-asian="GB" style:font-name-complex="Calibri1" style:font-size-complex="11pt"/>
    </style:style>
    <style:style style:name="P5" style:family="paragraph" style:parent-style-name="Standard">
      <style:paragraph-properties fo:margin-left="0.751cm" fo:margin-right="0cm" fo:text-indent="-0.635cm" style:auto-text-indent="false"/>
      <style:text-properties fo:color="#000000" loext:opacity="100%" style:font-name="Calibri" officeooo:paragraph-rsid="001c8d08" style:font-name-asian="Times New Roman" style:language-asian="en" style:country-asian="GB" style:font-name-complex="Calibri1"/>
    </style:style>
    <style:style style:name="P6" style:family="paragraph" style:parent-style-name="Standard">
      <style:paragraph-properties fo:margin-left="0.751cm" fo:margin-right="0cm" fo:text-indent="0cm" style:auto-text-indent="false"/>
      <style:text-properties officeooo:rsid="001eae58" officeooo:paragraph-rsid="001eae58"/>
    </style:style>
    <style:style style:name="P7" style:family="paragraph" style:parent-style-name="List_20_Paragraph" style:list-style-name="WWNum1">
      <style:paragraph-properties fo:margin-left="0.751cm" fo:margin-right="0cm" fo:text-indent="-0.635cm" style:auto-text-indent="false"/>
      <style:text-properties fo:color="#000000" loext:opacity="100%" style:font-name="Calibri" fo:font-size="11pt" officeooo:paragraph-rsid="001c8d08" style:font-name-asian="Times New Roman" style:font-size-asian="11pt" style:language-asian="en" style:country-asian="GB" style:font-name-complex="Calibri1" style:font-size-complex="11pt"/>
    </style:style>
    <style:style style:name="P8" style:family="paragraph" style:parent-style-name="List_20_Paragraph" style:list-style-name="WWNum2">
      <style:text-properties fo:color="#000000" loext:opacity="100%" style:font-name="Calibri" fo:font-size="11pt" officeooo:paragraph-rsid="001c8d08" style:font-name-asian="Times New Roman" style:font-size-asian="11pt" style:language-asian="en" style:country-asian="GB" style:font-name-complex="Calibri1" style:font-size-complex="11pt"/>
    </style:style>
    <style:style style:name="P9" style:family="paragraph" style:parent-style-name="List_20_Paragraph" style:list-style-name="WWNum3">
      <style:text-properties fo:color="#000000" loext:opacity="100%" style:font-name="Calibri" fo:font-size="11pt" officeooo:paragraph-rsid="001c8d08" style:font-name-asian="Times New Roman" style:font-size-asian="11pt" style:language-asian="en" style:country-asian="GB" style:font-name-complex="Calibri1" style:font-size-complex="11pt"/>
    </style:style>
    <style:style style:name="P10" style:family="paragraph" style:parent-style-name="List_20_Paragraph" style:list-style-name="WWNum4">
      <style:text-properties fo:color="#000000" loext:opacity="100%" style:font-name="Calibri" fo:font-size="11pt" officeooo:rsid="001fde2f" officeooo:paragraph-rsid="001fde2f" style:font-name-asian="Times New Roman" style:font-size-asian="11pt" style:language-asian="en" style:country-asian="GB" style:font-name-complex="Calibri1" style:font-size-complex="11pt"/>
    </style:style>
    <style:style style:name="P11" style:family="paragraph" style:parent-style-name="List_20_Paragraph" style:list-style-name="WWNum4">
      <style:text-properties fo:color="#000000" loext:opacity="100%" style:font-name="Calibri" fo:font-size="11pt" officeooo:paragraph-rsid="001c8d08" style:font-name-asian="Times New Roman" style:font-size-asian="11pt" style:language-asian="en" style:country-asian="GB" style:font-name-complex="Calibri1" style:font-size-complex="11pt"/>
    </style:style>
    <style:style style:name="P12" style:family="paragraph" style:parent-style-name="List_20_Paragraph" style:list-style-name="WWNum5">
      <style:text-properties fo:color="#000000" loext:opacity="100%" style:font-name="Calibri" fo:font-size="11pt" officeooo:paragraph-rsid="001c8d08" style:font-name-asian="Times New Roman" style:font-size-asian="11pt" style:language-asian="en" style:country-asian="GB" style:font-name-complex="Calibri1" style:font-size-complex="11pt"/>
    </style:style>
    <style:style style:name="P13" style:family="paragraph" style:parent-style-name="List_20_Paragraph" style:list-style-name="WWNum2">
      <style:text-properties fo:color="#000000" loext:opacity="100%" style:font-name="Calibri" fo:font-size="11pt" officeooo:rsid="002480b4" officeooo:paragraph-rsid="002480b4" style:font-name-asian="Times New Roman" style:font-size-asian="11pt" style:language-asian="en" style:country-asian="GB" style:font-name-complex="Calibri1" style:font-size-complex="11pt"/>
    </style:style>
    <style:style style:name="P14" style:family="paragraph" style:parent-style-name="List_20_Paragraph" style:list-style-name="WWNum3">
      <style:text-properties fo:color="#000000" loext:opacity="100%" style:font-name="Calibri" fo:font-size="11pt" officeooo:rsid="0025f1eb" officeooo:paragraph-rsid="0025f1eb" style:font-name-asian="Times New Roman" style:font-size-asian="11pt" style:language-asian="en" style:country-asian="GB" style:font-name-complex="Calibri1" style:font-size-complex="11pt"/>
    </style:style>
    <style:style style:name="P15" style:family="paragraph" style:parent-style-name="Standard" style:list-style-name="L1">
      <style:text-properties officeooo:rsid="0012608b" officeooo:paragraph-rsid="0013e3a1"/>
    </style:style>
    <style:style style:name="P16" style:family="paragraph" style:parent-style-name="Standard" style:list-style-name="L1">
      <style:text-properties officeooo:rsid="0012608b" officeooo:paragraph-rsid="0012608b"/>
    </style:style>
    <style:style style:name="P17" style:family="paragraph" style:parent-style-name="Standard" style:list-style-name="L2">
      <style:text-properties officeooo:rsid="0012608b" officeooo:paragraph-rsid="0012608b"/>
    </style:style>
    <style:style style:name="P18" style:family="paragraph" style:parent-style-name="Standard">
      <style:text-properties officeooo:rsid="0012608b" officeooo:paragraph-rsid="0012608b"/>
    </style:style>
    <style:style style:name="P19" style:family="paragraph" style:parent-style-name="Standard">
      <style:text-properties fo:color="#000000" loext:opacity="100%" style:font-name="inherit" fo:font-size="11pt" officeooo:paragraph-rsid="001c8d08" style:font-name-asian="Times New Roman" style:font-size-asian="11pt" style:language-asian="en" style:country-asian="GB" style:font-name-complex="Calibri1" style:font-size-complex="11pt"/>
    </style:style>
    <style:style style:name="P20" style:family="paragraph" style:parent-style-name="Standard">
      <style:paragraph-properties fo:margin-left="0.751cm" fo:margin-right="0cm" fo:text-indent="0cm" style:auto-text-indent="false"/>
      <style:text-properties fo:color="#000000" loext:opacity="100%" style:font-name="Calibri" fo:font-size="11pt" officeooo:paragraph-rsid="001c8d08" style:font-name-asian="Times New Roman" style:font-size-asian="11pt" style:language-asian="en" style:country-asian="GB" style:font-name-complex="Calibri1" style:font-size-complex="11pt"/>
    </style:style>
    <style:style style:name="P21" style:family="paragraph" style:parent-style-name="Standard">
      <style:text-properties officeooo:paragraph-rsid="0012608b"/>
    </style:style>
    <style:style style:name="T1" style:family="text">
      <style:text-properties officeooo:rsid="0013e3a1"/>
    </style:style>
    <style:style style:name="T2" style:family="text">
      <style:text-properties fo:font-weight="bold" style:font-weight-asian="bold" style:font-weight-complex="bold"/>
    </style:style>
    <style:style style:name="T3" style:family="text">
      <style:text-properties fo:font-weight="bold" officeooo:rsid="00159744" style:font-weight-asian="bold" style:font-weight-complex="bold"/>
    </style:style>
    <style:style style:name="T4" style:family="text">
      <style:text-properties officeooo:rsid="00159744"/>
    </style:style>
    <style:style style:name="T5" style:family="text">
      <style:text-properties officeooo:rsid="00167ca3"/>
    </style:style>
    <style:style style:name="T6" style:family="text">
      <style:text-properties officeooo:rsid="0012608b"/>
    </style:style>
    <style:style style:name="T7" style:family="text">
      <style:text-properties officeooo:rsid="0023ba0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orking Title:</text:p>
      <text:p text:style-name="P21"><text:span text:style-name="T6"><text:tab/>R</text:span>egional Variations and Clustering Analysis of Sustainable Winegrowers in Australia</text:p>
      <text:p text:style-name="P1"/>
      <text:p text:style-name="P2"><text:span text:style-name="T2">Working aims </text:span><text:span text:style-name="T3">and objectives</text:span><text:span text:style-name="T2">:</text:span></text:p>
      <text:list xml:id="list1541905349" text:style-name="L1">
        <text:list-item>
          <text:p text:style-name="P15"><text:span text:style-name="T1">T</text:span>o analyse and identify <text:span text:style-name="T1">variation within </text:span>the <text:span text:style-name="T1">defined GI </text:span>region’<text:span text:style-name="T1">s</text:span> <text:span text:style-name="T1">of </text:span>the Australian wine industry.</text:p>
        </text:list-item>
        <text:list-item>
          <text:p text:style-name="P16">Identify any clusters or patterns within the industry and its regions</text:p>
        </text:list-item>
        <text:list-item>
          <text:p text:style-name="P16"><text:span text:style-name="T1">D</text:span>escribe/explain the factors that contribute to these regional variations and clusters</text:p>
        </text:list-item>
      </text:list>
      <text:p text:style-name="P1"/>
      <text:p text:style-name="P1">This paper aims to provide a detailed examination of the different regions and winegrowers within the industry, and how they relate to one another in terms of sustainable practices. Additionally, the study aims to identify and understand the factors that contribute to these variations and clusters, such as <text:span text:style-name="T7">wateruse</text:span>, climate, and sustainable <text:span text:style-name="T7">W</text:span>inegrowing practices, in order to provide valuable information for industry stakeholders to make more informed decisions by highlighting the strengths and weaknesses of different regions in terms of sustainability.</text:p>
      <text:p text:style-name="P1"/>
      <text:p text:style-name="P3">Left to do:</text:p>
      <text:list xml:id="list1644636910" text:style-name="L2">
        <text:list-item>
          <text:p text:style-name="P17"><text:span text:style-name="T4">U</text:span>se ClusterBMA instead of the K-means (this was unfinished).</text:p>
        </text:list-item>
        <text:list-item>
          <text:p text:style-name="P17">Write up the attainable geophysical <text:span text:style-name="T5">properties/</text:span>differences between gi regions.</text:p>
        </text:list-item>
      </text:list>
      <text:p text:style-name="P4"/>
      <text:p text:style-name="P4">Bullet points are paragraphs or short sections:</text:p>
      <text:list xml:id="list2140539948" text:style-name="WWNum1">
        <text:list-item>
          <text:p text:style-name="P7">Introduction</text:p>
        </text:list-item>
      </text:list>
      <text:list xml:id="list68028305" text:style-name="WWNum2">
        <text:list-item>
          <text:p text:style-name="P8">Broad problem</text:p>
          <text:list>
            <text:list-item>
              <text:p text:style-name="P8">The broad problem that this paper is the need for a comprehensive analysis and comparison of regional variations and clustering within sustainable winegrowers in Australia.</text:p>
            </text:list-item>
          </text:list>
        </text:list-item>
        <text:list-item>
          <text:p text:style-name="P8">Highlight of specific gap in literature</text:p>
          <text:list>
            <text:list-item>
              <text:p text:style-name="P13">The literature currently looks at the comparisons of winemakers regionally or at the specific practices and traits of a region but not at the comparisons of different regions viticultural practices within the lens of sustainability.</text:p>
            </text:list-item>
          </text:list>
        </text:list-item>
        <text:list-item>
          <text:p text:style-name="P8">What has been done before</text:p>
          <text:list>
            <text:list-item>
              <text:p text:style-name="P13">A great deal has been done prior especially around regional properties and traits. The comparison of these specifics is beyond the scope of this paper, however little statistical insight into these differences has been conducted. This is due to a lack of long term and in-depth data sources.</text:p>
            </text:list-item>
          </text:list>
        </text:list-item>
        <text:list-item>
          <text:p text:style-name="P8">Hint at the broad approaches needed to tackle the gap (maybe x2 parags)</text:p>
          <text:list>
            <text:list-item>
              <text:p text:style-name="P13">Summarisation of the data, its strengths, its weaknesses</text:p>
            </text:list-item>
            <text:list-item>
              <text:p text:style-name="P13">Baselines, the use of the GLM, this was an incredibly good base line that sorted regional differences into their approaches i.e bulk grape production or boutique.</text:p>
            </text:list-item>
            <text:list-item>
              <text:p text:style-name="P13">Clusters</text:p>
            </text:list-item>
          </text:list>
        </text:list-item>
        <text:list-item>
          <text:p text:style-name="P8">Clear “here we will fill this gap by….” Paragraph telegraphing the approach and findings</text:p>
          <text:list>
            <text:list-item>
              <text:p text:style-name="P13">Here we fill this gap by examining the unique traits of each region and then compare these traits as well as review clusters within variable space to find insights into potential differences.</text:p>
            </text:list-item>
          </text:list>
        </text:list-item>
      </text:list>
      <text:p text:style-name="P5"/>
      <text:list xml:id="list105750709079206" text:continue-list="list2140539948" text:style-name="WWNum1">
        <text:list-item>
          <text:p text:style-name="P7">Methods</text:p>
        </text:list-item>
      </text:list>
      <text:list xml:id="list665749878" text:style-name="WWNum3">
        <text:list-item>
          <text:p text:style-name="P9">Method overview</text:p>
          <text:list>
            <text:list-item>
              <text:p text:style-name="P14">GLM</text:p>
            </text:list-item>
            <text:list-item>
              <text:p text:style-name="P14">Moving average</text:p>
            </text:list-item>
            <text:list-item>
              <text:p text:style-name="P14">BMA clusters</text:p>
            </text:list-item>
          </text:list>
        </text:list-item>
        <text:list-item>
          <text:p text:style-name="P9">Data/case study</text:p>
          <text:list>
            <text:list-item>
              <text:p text:style-name="P14"><text:soft-page-break/>SWA Data</text:p>
            </text:list-item>
          </text:list>
        </text:list-item>
        <text:list-item>
          <text:p text:style-name="P9">Model formulation</text:p>
          <text:list>
            <text:list-item>
              <text:p text:style-name="P9"/>
            </text:list-item>
          </text:list>
        </text:list-item>
        <text:list-item>
          <text:p text:style-name="P9">Model parametrisation</text:p>
          <text:list>
            <text:list-item>
              <text:p text:style-name="P14">The GLM is parameterised by water, emission, and normalised by area with yield as the predicted variable.</text:p>
            </text:list-item>
            <text:list-item>
              <text:p text:style-name="P14">Clusters is done along multiple axes</text:p>
            </text:list-item>
          </text:list>
        </text:list-item>
        <text:list-item>
          <text:p text:style-name="P9">Performance measures</text:p>
          <text:list>
            <text:list-item>
              <text:p text:style-name="P9"/>
            </text:list-item>
          </text:list>
        </text:list-item>
        <text:list-item>
          <text:p text:style-name="P9">Sensitivity analysis</text:p>
        </text:list-item>
      </text:list>
      <text:p text:style-name="P5"/>
      <text:list xml:id="list105749766876082" text:continue-list="list105750709079206" text:style-name="WWNum1">
        <text:list-item>
          <text:p text:style-name="P7">Results</text:p>
        </text:list-item>
      </text:list>
      <text:list xml:id="list4210695709" text:style-name="WWNum4">
        <text:list-item>
          <text:p text:style-name="P10">Compare variables and their distributions</text:p>
        </text:list-item>
        <text:list-item>
          <text:p text:style-name="P10">Compare regions and their distributions</text:p>
          <text:list>
            <text:list-item>
              <text:p text:style-name="P10">Look at the bias in data towards certain regions</text:p>
            </text:list-item>
            <text:list-item>
              <text:p text:style-name="P10">And, look at the bias in recording of certain variables</text:p>
            </text:list-item>
          </text:list>
        </text:list-item>
        <text:list-item>
          <text:p text:style-name="P10">Look at the GLM</text:p>
          <text:list>
            <text:list-item>
              <text:p text:style-name="P10">What regions stand out within the model and what does it explain</text:p>
            </text:list-item>
          </text:list>
        </text:list-item>
        <text:list-item>
          <text:p text:style-name="P10">Look at the clusters</text:p>
          <text:list>
            <text:list-item>
              <text:p text:style-name="P10">Can this be explained by regional differences</text:p>
            </text:list-item>
          </text:list>
        </text:list-item>
        <text:list-item>
          <text:p text:style-name="P11">Sensitivity analysis</text:p>
        </text:list-item>
      </text:list>
      <text:p text:style-name="P5"/>
      <text:list xml:id="list105750594662363" text:continue-list="list105749766876082" text:style-name="WWNum1">
        <text:list-item>
          <text:p text:style-name="P7">Discussion</text:p>
        </text:list-item>
      </text:list>
      <text:list xml:id="list2861972483" text:style-name="WWNum5">
        <text:list-item>
          <text:p text:style-name="P12">Main question and main finding in one parag</text:p>
        </text:list-item>
        <text:list-item>
          <text:p text:style-name="P12">Deeper into the results overall</text:p>
        </text:list-item>
        <text:list-item>
          <text:p text:style-name="P12">Most unexpected result, and why it does/does not match with what you’d expect from the lit</text:p>
        </text:list-item>
        <text:list-item>
          <text:p text:style-name="P12">Main limitations of the model</text:p>
        </text:list-item>
        <text:list-item>
          <text:p text:style-name="P12">Main caveats because the question was too tricky</text:p>
        </text:list-item>
        <text:list-item>
          <text:p text:style-name="P12">Summary parag about how the field has been improved due to these findings – what can we do now that we couldn’t before</text:p>
        </text:list-item>
      </text:list>
      <text:p text:style-name="P20">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1-30T10:57:49.379767009</dc:date>
    <dc:creator>Bryce Polley</dc:creator>
    <meta:editing-duration>PT3H13M24S</meta:editing-duration>
    <meta:editing-cycles>7</meta:editing-cycles>
    <meta:generator>LibreOffice/7.3.7.2$Linux_X86_64 LibreOffice_project/30$Build-2</meta:generator>
    <meta:document-statistic meta:table-count="0" meta:image-count="0" meta:object-count="0" meta:page-count="2" meta:paragraph-count="57" meta:word-count="595" meta:character-count="3563" meta:non-whitespace-character-count="3069"/>
  </office:meta>
</office:document-meta>
</file>